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00" draw:textarea-vertical-align="middle"/>
    </style:style>
    <style:style style:name="gr2" style:family="graphic" style:parent-style-name="standard">
      <style:graphic-properties draw:fill-color="#ff00cc" draw:textarea-vertical-align="middle"/>
    </style:style>
    <style:style style:name="gr3" style:family="graphic" style:parent-style-name="standard">
      <style:graphic-properties draw:fill-color="#99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" draw:marker-end="" draw:fill="none" draw:textarea-vertical-align="middle"/>
    </style:style>
    <style:style style:name="gr9" style:family="graphic" style:parent-style-name="objectwithoutfill">
      <style:graphic-properties draw:marker-start="" draw:marker-end="Arrow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cm"/>
    </style:style>
    <style:style style:name="gr13" style:family="graphic" style:parent-style-name="objectwithoutfill">
      <style:graphic-properties draw:stroke="solid" draw:marker-start="" draw:marker-end="Arrow" draw:fill="none" draw:textarea-vertical-align="middle"/>
    </style:style>
    <style:style style:name="gr14" style:family="graphic" style:parent-style-name="standard">
      <style:graphic-properties draw:marker-start="" draw:marker-end="Arrow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draw:marker-start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line-height="200%"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4.4cm" svg:height="8.1cm" svg:x="4.2cm" svg:y="9.8cm">
          <text:p/>
        </draw:rect>
        <draw:rect draw:style-name="gr2" draw:text-style-name="P1" draw:layer="layout" svg:width="5.9cm" svg:height="2cm" svg:x="3.4cm" svg:y="19.9cm">
          <text:p/>
        </draw:rect>
        <draw:rect draw:style-name="gr3" draw:text-style-name="P1" draw:layer="layout" svg:width="9.2cm" svg:height="4.8cm" svg:x="9.1cm" svg:y="9.1cm">
          <text:p/>
        </draw:rect>
        <draw:rect draw:style-name="gr3" draw:text-style-name="P1" draw:layer="layout" svg:width="14.1cm" svg:height="4.3cm" svg:x="4.2cm" svg:y="5.4cm">
          <text:p/>
        </draw:rect>
        <draw:custom-shape draw:style-name="gr4" draw:text-style-name="P2" xml:id="id1" draw:id="id1" draw:layer="layout" svg:width="4.4cm" svg:height="2.1cm" svg:x="4.4cm" svg:y="6.499cm">
          <text:p text:style-name="P1"><text:span text:style-name="T1">プレイヤーが視界内</text:span></text:p>
          <text:p text:style-name="P1"><text:span text:style-name="T1">にいる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2" xml:id="id2" draw:id="id2" draw:layer="layout" svg:width="4.2cm" svg:height="1cm" svg:x="4.5cm" svg:y="10.1cm">
          <text:p text:style-name="P1"><text:span text:style-name="T1">プレイヤーを追跡</text:span></text:p>
        </draw:rect>
        <draw:connector draw:style-name="gr6" draw:text-style-name="P1" draw:layer="layout" draw:type="lines" svg:x1="6.6cm" svg:y1="8.599cm" svg:x2="6.6cm" svg:y2="10.1cm" draw:start-shape="id1" draw:start-glue-point="6" draw:end-shape="id2" draw:end-glue-point="0" svg:d="m6600 8599v502 498 501">
          <text:p text:style-name="P1">Yes　　　</text:p>
        </draw:connector>
        <draw:rect draw:style-name="gr5" draw:text-style-name="P3" xml:id="id3" draw:id="id3" draw:layer="layout" svg:width="4.4cm" svg:height="1.4cm" svg:x="9.5cm" svg:y="10.5cm">
          <text:p text:style-name="P1"><text:span text:style-name="T2">防衛施設へ行進</text:span></text:p>
        </draw:rect>
        <draw:connector draw:style-name="gr6" draw:text-style-name="P1" draw:layer="layout" draw:type="lines" draw:line-skew="2.398cm" svg:x1="8.8cm" svg:y1="7.549cm" svg:x2="11.7cm" svg:y2="10.5cm" draw:start-shape="id1" draw:start-glue-point="7" draw:end-shape="id3" draw:end-glue-point="0" svg:d="m8800 7549h2900v2450 501">
          <text:p text:style-name="P1">No</text:p>
        </draw:connector>
        <draw:connector draw:style-name="gr7" draw:text-style-name="P1" draw:layer="layout" draw:type="lines" draw:line-skew="0cm 0.458cm" svg:x1="11.7cm" svg:y1="11.9cm" svg:x2="15.912cm" svg:y2="11.441cm" draw:start-shape="id3" draw:start-glue-point="2" draw:end-shape="id4" draw:end-glue-point="3" svg:d="m11700 11900v501l4212-1v-959">
          <text:p/>
        </draw:connector>
        <draw:connector draw:style-name="gr8" draw:text-style-name="P1" xml:id="id5" draw:id="id5" draw:layer="layout" draw:type="lines" svg:x1="6.6cm" svg:y1="6.499cm" svg:x2="15.29cm" svg:y2="5.947cm" draw:start-shape="id1" draw:start-glue-point="4" svg:d="m6600 6499v-501l8690-51v0">
          <text:p/>
        </draw:connector>
        <draw:connector draw:style-name="gr7" draw:text-style-name="P1" xml:id="id4" draw:id="id4" draw:layer="layout" draw:type="lines" svg:x1="15.29cm" svg:y1="5.947cm" svg:x2="15.912cm" svg:y2="11.441cm" draw:start-shape="id5" draw:start-glue-point="3" svg:d="m15290 5947h501l121 5494v0">
          <text:p/>
        </draw:connector>
        <draw:connector draw:style-name="gr9" draw:text-style-name="P1" draw:layer="layout" draw:type="lines" svg:x1="6.6cm" svg:y1="11.1cm" svg:x2="6.6cm" svg:y2="12.7cm" draw:start-shape="id2" draw:start-glue-point="2" draw:end-shape="id6" draw:end-glue-point="4" svg:d="m6600 11100v501 598 501">
          <text:p/>
        </draw:connector>
        <draw:connector draw:style-name="gr10" draw:text-style-name="P4" xml:id="id7" draw:id="id7" draw:layer="layout" draw:type="lines" draw:line-skew="-0.599cm" svg:x1="4.7cm" svg:y1="13.65cm" svg:x2="3.63cm" svg:y2="6.013cm" draw:start-shape="id6" draw:start-glue-point="5" svg:d="m4700 13650h-1100l30-7637v0">
          <text:p text:style-name="P4">Yes　　　　　　</text:p>
        </draw:connector>
        <draw:connector draw:style-name="gr7" draw:text-style-name="P1" draw:layer="layout" draw:type="lines" draw:line-skew="0.517cm" svg:x1="3.63cm" svg:y1="6.013cm" svg:x2="6.6cm" svg:y2="6.499cm" draw:start-shape="id7" draw:start-glue-point="3" draw:end-shape="id1" draw:end-glue-point="4" svg:d="m3630 6013v16l2970-31v501">
          <text:p/>
        </draw:connector>
        <draw:rect draw:style-name="gr5" draw:text-style-name="P1" draw:layer="layout" svg:width="7cm" svg:height="1.1cm" svg:x="3cm" svg:y="2.8cm">
          <text:p text:style-name="P1">通常敵のフロー</text:p>
        </draw:rect>
        <draw:frame draw:style-name="gr11" draw:layer="layout" svg:width="3.745cm" svg:height="0.963cm" svg:x="14.6cm" svg:y="4.437cm">
          <draw:text-box>
            <text:p>MarchState</text:p>
          </draw:text-box>
        </draw:frame>
        <draw:frame draw:style-name="gr12" draw:layer="layout" svg:width="3.749cm" svg:height="1.163cm" svg:x="9.651cm" svg:y="20.237cm">
          <draw:text-box>
            <text:p>AttackState</text:p>
          </draw:text-box>
        </draw:frame>
        <draw:rect draw:style-name="gr5" draw:text-style-name="P2" xml:id="id9" draw:id="id9" draw:layer="layout" svg:width="4cm" svg:height="1.2cm" svg:x="4.6cm" svg:y="20.2cm">
          <text:p text:style-name="P2"><text:span text:style-name="T1">プレイヤーを攻撃</text:span></text:p>
        </draw:rect>
        <draw:frame draw:style-name="gr12" draw:layer="layout" svg:width="3.254cm" svg:height="1.163cm" svg:x="1.4cm" svg:y="13.837cm">
          <draw:text-box>
            <text:p>追跡State</text:p>
          </draw:text-box>
        </draw:frame>
        <draw:custom-shape draw:style-name="gr4" draw:text-style-name="P2" xml:id="id6" draw:id="id6" draw:layer="layout" svg:width="3.8cm" svg:height="1.9cm" svg:x="4.7cm" svg:y="12.7cm">
          <text:p text:style-name="P1"><text:span text:style-name="T1">見失っ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s" svg:x1="6.6cm" svg:y1="14.6cm" svg:x2="6.6cm" svg:y2="15.8cm" draw:start-shape="id6" draw:start-glue-point="6" draw:end-shape="id8" svg:d="m6600 14600v502 197 501">
          <text:p text:style-name="P5">　　　No</text:p>
        </draw:connector>
        <draw:connector draw:style-name="gr13" draw:text-style-name="P1" draw:layer="layout" draw:type="lines" draw:line-skew="0cm -0.201cm" svg:x1="8.5cm" svg:y1="16.75cm" svg:x2="8.7cm" svg:y2="10.6cm" draw:start-shape="id8" draw:start-glue-point="7" draw:end-shape="id2" svg:d="m8500 16750h502l-2-6150h-300">
          <text:p text:style-name="P1">　　　　</text:p>
          <text:p text:style-name="P1"/>
          <text:p text:style-name="P1">　　　　No</text:p>
        </draw:connector>
        <draw:custom-shape draw:style-name="gr4" draw:text-style-name="P2" xml:id="id8" draw:id="id8" draw:layer="layout" svg:width="3.8cm" svg:height="1.9cm" svg:x="4.7cm" svg:y="15.8cm">
          <text:p text:style-name="P1"><text:span text:style-name="T1">攻撃範囲に</text:span></text:p>
          <text:p text:style-name="P1"><text:span text:style-name="T1">プレイヤーがい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6.6cm" svg:y1="17.7cm" svg:x2="6.6cm" svg:y2="20.2cm" draw:start-shape="id8" draw:start-glue-point="6" draw:end-shape="id9" svg:d="m6600 17700v2500">
          <text:p text:style-name="P1">Yes　　　</text:p>
        </draw:connector>
        <draw:connector draw:style-name="gr15" draw:text-style-name="P1" draw:layer="layout" draw:line-skew="0.499cm" svg:x1="6.6cm" svg:y1="21.4cm" svg:x2="1.4cm" svg:y2="12.093cm" draw:start-shape="id9" draw:start-glue-point="2" draw:end-shape="id10" draw:end-glue-point="3" svg:d="m6600 21400v1000h-5200v-10307">
          <text:p/>
        </draw:connector>
        <draw:connector draw:style-name="gr16" draw:text-style-name="P1" xml:id="id10" draw:id="id10" draw:layer="layout" draw:line-skew="-1.3cm" svg:x1="4.5cm" svg:y1="10.6cm" svg:x2="1.4cm" svg:y2="12.093cm" draw:start-shape="id2" draw:start-glue-point="3" svg:d="m4500 10600h-3100v1493 0">
          <text:p/>
        </draw:connector>
      </draw:page>
      <draw:page draw:name="page2" draw:style-name="dp1" draw:master-page-name="標準">
        <draw:rect draw:style-name="gr2" draw:text-style-name="P1" draw:layer="layout" svg:width="7.4cm" svg:height="2.5cm" svg:x="4.01cm" svg:y="15.137cm">
          <text:p/>
        </draw:rect>
        <draw:rect draw:style-name="gr3" draw:text-style-name="P1" draw:layer="layout" svg:width="8.6cm" svg:height="7.2cm" svg:x="4.01cm" svg:y="7.637cm">
          <text:p/>
        </draw:rect>
        <draw:rect draw:style-name="gr5" draw:text-style-name="P6" draw:layer="layout" svg:width="7.2cm" svg:height="1.3cm" svg:x="3.41cm" svg:y="6.037cm">
          <text:p text:style-name="P1"><text:span text:style-name="T3">プレイヤーキラーのフロー</text:span></text:p>
        </draw:rect>
        <draw:rect draw:style-name="gr5" draw:text-style-name="P7" xml:id="id11" draw:id="id11" draw:layer="layout" svg:width="5.6cm" svg:height="2cm" svg:x="4.61cm" svg:y="8.937cm">
          <text:p text:style-name="P1"><text:span text:style-name="T4">全周囲をサーチして</text:span></text:p>
          <text:p text:style-name="P1"><text:span text:style-name="T4">プレイヤー</text:span><text:span text:style-name="T4">or</text:span><text:span text:style-name="T4">デコイを探す</text:span></text:p>
        </draw:rect>
        <draw:rect draw:style-name="gr5" draw:text-style-name="P7" xml:id="id12" draw:id="id12" draw:layer="layout" svg:width="4.8cm" svg:height="1.5cm" svg:x="5.01cm" svg:y="12.337cm">
          <text:p text:style-name="P1"><text:span text:style-name="T4">一番近いターゲットに</text:span></text:p>
          <text:p text:style-name="P1"><text:span text:style-name="T4">向けて行進</text:span></text:p>
        </draw:rect>
        <draw:rect draw:style-name="gr5" draw:text-style-name="P7" xml:id="id13" draw:id="id13" draw:layer="layout" svg:width="5.7cm" svg:height="1.5cm" svg:x="4.61cm" svg:y="15.537cm">
          <text:p text:style-name="P1"><text:span text:style-name="T4">ターゲットの体力が</text:span></text:p>
          <text:p text:style-name="P1"><text:span text:style-name="T4">無くなるまで攻撃</text:span></text:p>
        </draw:rect>
        <draw:connector draw:style-name="gr7" draw:text-style-name="P1" draw:layer="layout" draw:type="lines" svg:x1="7.41cm" svg:y1="10.937cm" svg:x2="7.41cm" svg:y2="12.337cm" draw:start-shape="id11" draw:start-glue-point="2" draw:end-shape="id12" draw:end-glue-point="0" svg:d="m7410 10937v501 398 501">
          <text:p/>
        </draw:connector>
        <draw:connector draw:style-name="gr7" draw:text-style-name="P1" draw:layer="layout" draw:type="lines" svg:x1="7.41cm" svg:y1="13.837cm" svg:x2="7.46cm" svg:y2="15.537cm" draw:start-shape="id12" draw:start-glue-point="2" draw:end-shape="id13" draw:end-glue-point="0" svg:d="m7410 13837v501l50 698v501">
          <text:p/>
        </draw:connector>
        <draw:connector draw:style-name="gr7" draw:text-style-name="P1" xml:id="id14" draw:id="id14" draw:layer="layout" draw:type="lines" svg:x1="7.46cm" svg:y1="17.037cm" svg:x2="11.925cm" svg:y2="17.541cm" draw:start-shape="id13" draw:start-glue-point="2" svg:d="m7460 17037v501l4465 3v0">
          <text:p/>
        </draw:connector>
        <draw:connector draw:style-name="gr7" draw:text-style-name="P1" xml:id="id15" draw:id="id15" draw:layer="layout" draw:type="lines" svg:x1="11.925cm" svg:y1="17.541cm" svg:x2="12.372cm" svg:y2="8.299cm" draw:start-shape="id14" draw:start-glue-point="3" svg:d="m11925 17541h501l-54-9242v0">
          <text:p/>
        </draw:connector>
        <draw:connector draw:style-name="gr7" draw:text-style-name="P1" draw:layer="layout" draw:type="lines" draw:line-skew="0cm -0.599cm" svg:x1="12.372cm" svg:y1="8.299cm" svg:x2="7.41cm" svg:y2="8.937cm" draw:start-shape="id15" draw:start-glue-point="3" draw:end-shape="id11" draw:end-glue-point="0" svg:d="m12372 8299v-501l-4962 39v1100">
          <text:p/>
        </draw:connector>
        <draw:frame draw:style-name="gr11" draw:layer="layout" svg:width="3.99cm" svg:height="0.963cm" svg:x="12.91cm" svg:y="8.037cm">
          <draw:text-box>
            <text:p>SearchState</text:p>
          </draw:text-box>
        </draw:frame>
        <draw:frame draw:style-name="gr12" draw:layer="layout" svg:width="3.749cm" svg:height="1.163cm" svg:x="2.611cm" svg:y="17.737cm">
          <draw:text-box>
            <text:p>Attack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7T15:50:16.14</meta:creation-date>
    <dc:date>2014-09-04T21:24:01.47</dc:date>
    <meta:editing-duration>PT1H57M24S</meta:editing-duration>
    <meta:editing-cycles>5</meta:editing-cycles>
    <meta:generator>OpenOffice/4.0.1$Win32 OpenOffice.org_project/401m5$Build-9714</meta:generator>
    <meta:document-statistic meta:object-count="40"/>
  </office:meta>
</office:document-meta>
</file>